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2">
      <style:paragraph-properties fo:line-height="150%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6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7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8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8" text:outline-level="2"><text:bookmark-start text:name="__RefHeading___Toc3068_1522826305"/><text:span text:style-name="T1">#721</text:span><text:bookmark-end text:name="__RefHeading___Toc3068_1522826305"/></text:h>
        <text:p text:style-name="P3"/>
        <text:p text:style-name="P4">A sabedoria natural nas coisas de Deus fará cessar o fluxo de bênçãos.</text:p>
        <text:p text:style-name="P3"/>
        <text:h text:style-name="P1" text:outline-level="2"><text:bookmark-start text:name="__RefHeading___Toc3070_1522826305"/><text:a xlink:type="simple" xlink:href="http://bibliaonline.com.br/acf/ct/1" text:style-name="Internet_20_link" text:visited-style-name="Visited_20_Internet_20_Link"><text:span text:style-name="T1">CANTARES DE SALOMÃO 1</text:span></text:a><text:bookmark-end text:name="__RefHeading___Toc3070_1522826305"/></text:h>
        <text:p text:style-name="P3"/>
        <text:p text:style-name="P4">Se estiver lembrado do livro que vem logo antes deste (ec), verá que nada havia satisfeito completamente o escritor, tudo era desapontamento, mas neste livro (Cantares de Salomão) o coração está satisfeito com uma pessoa. O livro é uma história de amor, um homem (Salomão, uma figura de Cristo) apaixonado por uma mulher cujo nome não é mencionado (Israel).</text:p>
        <text:p text:style-name="P3"/>
        <text:p text:style-name="P3"><text:span text:style-name="T1">Hoje isso tudo é uma figura de Cristo e de Sua noiva atual (todos os crentes). Mas lembre-se cuidadosamente de que as figuras do Antigo Testamento são como sombras (leia </text:span><text:a xlink:type="simple" xlink:href="http://bibliaonline.com.br/acf/hb/10/1" text:style-name="Internet_20_link" text:visited-style-name="Visited_20_Internet_20_Link"><text:span text:style-name="T1">Hb 10:1</text:span></text:a><text:span text:style-name="T1">). Encontramos a Pessoa perfeita (Cristo) e Sua esposa (cada crente nEle)). Israel recusou o Senhor Jesus quando Ele veio ao mundo por aquele povo da primeira vez, portanto vemos que a mulher às vezes falha.</text:span></text:p>
        <text:p text:style-name="P3"/>
        <text:p text:style-name="P4">Há muitas figuras maravilhosas nesta história de amor que pode ser aplicada a nós, como noiva de Cristo. Lembre-se de que Cristo tem apenas uma noiva, os que crêem nEle... a Igreja, a Assembléia. Estamos lendo de uma figura da coisa real.</text:p>
        <text:p text:style-name="P3"/>
        <text:p text:style-name="P3"><text:a xlink:type="simple" xlink:href="http://bibliaonline.com.br/acf/ct/1/1-4" text:style-name="Internet_20_link" text:visited-style-name="Visited_20_Internet_20_Link"><text:span text:style-name="T1">Ct 1:1-4</text:span></text:a><text:span text:style-name="T1"> A noiva fala do quanto ele significa para ela, e de quão doce e íntimo é aquele amor.</text:span></text:p>
        <text:p text:style-name="P3"/>
        <text:p text:style-name="P3"><text:a xlink:type="simple" xlink:href="http://bibliaonline.com.br/acf/ct/1/5-6" text:style-name="Internet_20_link" text:visited-style-name="Visited_20_Internet_20_Link"><text:span text:style-name="T1">Ct 1:5-6</text:span></text:a><text:span text:style-name="T1"> Ela compreende o quanto ela é indigna de ser amada por ele. (Ela se compara com as tendas negras, e ele com as belas e vistosas cortinas do templo de Salomão)!</text:span></text:p>
        <text:p text:style-name="P3"/>
        <text:p text:style-name="P3"><text:a xlink:type="simple" xlink:href="http://bibliaonline.com.br/acf/ct/1/8-11" text:style-name="Internet_20_link" text:visited-style-name="Visited_20_Internet_20_Link"><text:span text:style-name="T1">Ct 1:8-11</text:span></text:a><text:span text:style-name="T1"> O noivo responde, e fala a ela de seu amor.</text:span></text:p>
        <text:p text:style-name="P3"/>
        <text:p text:style-name="P3"><text:a xlink:type="simple" xlink:href="http://bibliaonline.com.br/acf/ct/1/12-14" text:style-name="Internet_20_link" text:visited-style-name="Visited_20_Internet_20_Link"><text:span text:style-name="T1">Ct 1:12-14</text:span></text:a><text:span text:style-name="T1"> Ela estava emocionada de sentar-se na sua presença. Ela não pediu por coisa alguma além da sua própria pessoa.</text:span></text:p>
        <text:p text:style-name="P3"/>
        <text:p text:style-name="P3"><text:soft-page-break/><text:a xlink:type="simple" xlink:href="http://bibliaonline.com.br/acf/ct/1/15-17" text:style-name="Internet_20_link" text:visited-style-name="Visited_20_Internet_20_Link"><text:span text:style-name="T1">Ct 1:15-17</text:span></text:a><text:span text:style-name="T1"> Apesar da forma terrível como ela havia agido para com ele no passado, aqui mostra como ele a vê! Ao longo de todo este livro, você irá reparar que quando é ele quem está falando, ele fala diretamente a ela e diz "tu". Mas quando é ela quem fala, ela fala dele usando a palavra "ele". (Nós os crentes no Senhor jesus podemos conhecer a intimidade de nos dirigirmos a Ele como "Tu"... veja (</text:span><text:a xlink:type="simple" xlink:href="http://bibliaonline.com.br/acf/ap/5/9" text:style-name="Internet_20_link" text:visited-style-name="Visited_20_Internet_20_Link"><text:span text:style-name="T1">Ap 5:9</text:span></text:a><text:span text:style-name="T1">).</text:span></text:p>
        <text:p text:style-name="P3"/>
        <text:h text:style-name="P2" text:outline-level="2"><text:bookmark-start text:name="__RefHeading___Toc3072_1522826305"/>#722<text:bookmark-end text:name="__RefHeading___Toc3072_1522826305"/></text:h>
        <text:p text:style-name="P3"/>
        <text:p text:style-name="P3"><text:span text:style-name="T1">A santidade não é transmitida pela associação (</text:span><text:a xlink:type="simple" xlink:href="http://bibliaonline.com.br/acf/ag/2/12" text:style-name="Internet_20_link" text:visited-style-name="Visited_20_Internet_20_Link"><text:span text:style-name="T1">Ag 2:12</text:span></text:a><text:span text:style-name="T1">). A impureza pode ser transmitida pela associação (</text:span><text:a xlink:type="simple" xlink:href="http://bibliaonline.com.br/acf/ag/2/13" text:style-name="Internet_20_link" text:visited-style-name="Visited_20_Internet_20_Link"><text:span text:style-name="T1">Ag 2:13</text:span></text:a><text:span text:style-name="T1">).</text:span></text:p>
        <text:p text:style-name="P3"/>
        <text:h text:style-name="P1" text:outline-level="2"><text:bookmark-start text:name="__RefHeading___Toc3074_1522826305"/><text:a xlink:type="simple" xlink:href="http://bibliaonline.com.br/acf/ct/2" text:style-name="Internet_20_link" text:visited-style-name="Visited_20_Internet_20_Link"><text:span text:style-name="T1">CANTARES DE SALOMÃO 2</text:span></text:a><text:bookmark-end text:name="__RefHeading___Toc3074_1522826305"/></text:h>
        <text:p text:style-name="P3"/>
        <text:p text:style-name="P3"><text:a xlink:type="simple" xlink:href="http://bibliaonline.com.br/acf/ct/2/1" text:style-name="Internet_20_link" text:visited-style-name="Visited_20_Internet_20_Link"><text:span text:style-name="T1">Ct 2:1</text:span></text:a><text:span text:style-name="T1"> Ela não se orgulhava do que havia feito, mas estava feliz por saber o que ela significava para ele.</text:span></text:p>
        <text:p text:style-name="P3"/>
        <text:p text:style-name="P3"><text:a xlink:type="simple" xlink:href="http://bibliaonline.com.br/acf/ct/2/2" text:style-name="Internet_20_link" text:visited-style-name="Visited_20_Internet_20_Link"><text:span text:style-name="T1">Ct 2:2</text:span></text:a><text:span text:style-name="T1"> Ele responde imediatamente. Ela diz que do mesmo modo como uma macieira é muito melhor que as árvores de uma floresta, assim ele é em comparação com todo mundo.</text:span></text:p>
        <text:p text:style-name="P3"/>
        <text:p text:style-name="P3"><text:a xlink:type="simple" xlink:href="http://bibliaonline.com.br/acf/ct/2/3-4" text:style-name="Internet_20_link" text:visited-style-name="Visited_20_Internet_20_Link"><text:span text:style-name="T1">Ct 2:3-4</text:span></text:a><text:span text:style-name="T1"> Ela sentou-se - (descanso), seu fruto era doce - (alimento aprazível), seu estandarte sobre ela - (proteção). Estas são figuras do que o Senhor é para nós. Será que estamos conscientes do quanto o Senhor nos ama? </text:span><text:a xlink:type="simple" xlink:href="http://bibliaonline.com.br/acf/ef/5/25" text:style-name="Internet_20_link" text:visited-style-name="Visited_20_Internet_20_Link"><text:span text:style-name="T1">Ef 5:25</text:span></text:a></text:p>
        <text:p text:style-name="P3"/>
        <text:p text:style-name="P3"><text:a xlink:type="simple" xlink:href="http://bibliaonline.com.br/acf/ct/2/7" text:style-name="Internet_20_link" text:visited-style-name="Visited_20_Internet_20_Link"><text:span text:style-name="T1">Ct 2:7</text:span></text:a><text:span text:style-name="T1"> Gazelas e cervas são os animais que se assustam com maior facilidade, e possuem grande habilidade para ouvir. Podemos facilmente estragar nossa proximidade com o Senhor por meio de um pensamento mau ou leviano.</text:span></text:p>
        <text:p text:style-name="P3"/>
        <text:p text:style-name="P3"><text:a xlink:type="simple" xlink:href="http://bibliaonline.com.br/acf/ct/2/10-13" text:style-name="Internet_20_link" text:visited-style-name="Visited_20_Internet_20_Link"><text:span text:style-name="T1">Ct 2:10-13</text:span></text:a><text:span text:style-name="T1"> Ela conta o que ele lhe disse. Isto refere-se ao dia vindouro, quando Israel irá se recordar dos dias sombrios de dor que então terão passado; e as perspectivas de dias brilhantes e gloriosos por vir.</text:span></text:p>
        <text:p text:style-name="P3"/>
        <text:p text:style-name="P3"><text:a xlink:type="simple" xlink:href="http://bibliaonline.com.br/acf/ct/2/14-15" text:style-name="Internet_20_link" text:visited-style-name="Visited_20_Internet_20_Link"><text:span text:style-name="T1">Ct 2:14-15</text:span></text:a><text:span text:style-name="T1"> Ele anela ver a face dela, e escutar sua voz. Mas as raposinhas são como as </text:span><text:soft-page-break/><text:span text:style-name="T1">pequenas coisas que estragam nossa alegria com o Senhor.</text:span></text:p>
        <text:p text:style-name="P3"/>
        <text:p text:style-name="P3"><text:a xlink:type="simple" xlink:href="http://bibliaonline.com.br/acf/ct/2/16-17" text:style-name="Internet_20_link" text:visited-style-name="Visited_20_Internet_20_Link"><text:span text:style-name="T1">Ct 2:16-17</text:span></text:a><text:span text:style-name="T1"> Ela fala com confiança. (Sabemos que o Senhor é nosso). Repare neste </text:span><text:a xlink:type="simple" xlink:href="http://bibliaonline.com.br/acf/ct/2/16" text:style-name="Internet_20_link" text:visited-style-name="Visited_20_Internet_20_Link"><text:span text:style-name="T1">versículo 16</text:span></text:a><text:span text:style-name="T1">, depois no </text:span><text:a xlink:type="simple" xlink:href="http://bibliaonline.com.br/acf/ct/6/3" text:style-name="Internet_20_link" text:visited-style-name="Visited_20_Internet_20_Link"><text:span text:style-name="T1">6:3</text:span></text:a><text:span text:style-name="T1"> e </text:span><text:a xlink:type="simple" xlink:href="http://bibliaonline.com.br/acf/ct/7/10" text:style-name="Internet_20_link" text:visited-style-name="Visited_20_Internet_20_Link"><text:span text:style-name="T1">7:10</text:span></text:a><text:span text:style-name="T1"> - o progresso em sua confiança).</text:span></text:p>
        <text:p text:style-name="P3"/>
        <text:p text:style-name="P3"><text:a xlink:type="simple" xlink:href="http://bibliaonline.com.br/acf/ct/2/17" text:style-name="Internet_20_link" text:visited-style-name="Visited_20_Internet_20_Link"><text:span text:style-name="T1">Ct 2:17</text:span></text:a><text:span text:style-name="T1"> Doce e glorioso dia vindouro!</text:span></text:p>
        <text:p text:style-name="P3"/>
        <text:h text:style-name="P2" text:outline-level="2"><text:bookmark-start text:name="__RefHeading___Toc3076_1522826305"/>#723<text:bookmark-end text:name="__RefHeading___Toc3076_1522826305"/></text:h>
        <text:p text:style-name="P3"/>
        <text:p text:style-name="P4">A paz deveria ser a expressão de nossa comunhão - não seu objetivo.</text:p>
        <text:p text:style-name="P3"/>
        <text:h text:style-name="P1" text:outline-level="2"><text:bookmark-start text:name="__RefHeading___Toc3078_1522826305"/><text:a xlink:type="simple" xlink:href="http://bibliaonline.com.br/acf/ct/3" text:style-name="Internet_20_link" text:visited-style-name="Visited_20_Internet_20_Link"><text:span text:style-name="T1">CANTARES DE SALOMÃO 3</text:span></text:a><text:bookmark-end text:name="__RefHeading___Toc3078_1522826305"/></text:h>
        <text:p text:style-name="P3"/>
        <text:p text:style-name="P4">O desapontamento entra em cena. Ela está pensando nele. Mas ela perdeu algo. Ele parece distante, muito distante. Ela permitiu que seus pensamentos se afastassem dele. (Como acontece conosco, não é mesmo?) Satanás odeia quando temos nosso olhar em Cristo.</text:p>
        <text:p text:style-name="P3"/>
        <text:p text:style-name="P3"/>
        <text:p text:style-name="P3"><text:a xlink:type="simple" xlink:href="http://bibliaonline.com.br/acf/ct/3/2-3" text:style-name="Internet_20_link" text:visited-style-name="Visited_20_Internet_20_Link"><text:span text:style-name="T1">Ct 3:2-3</text:span></text:a><text:span text:style-name="T1"> Ela sai em busca dele.</text:span></text:p>
        <text:p text:style-name="P3"/>
        <text:p text:style-name="P3"><text:a xlink:type="simple" xlink:href="http://bibliaonline.com.br/acf/ct/3/2-4" text:style-name="Internet_20_link" text:visited-style-name="Visited_20_Internet_20_Link"><text:span text:style-name="T1">Ct 3:2-4</text:span></text:a><text:span text:style-name="T1"> O amor dele por ela lhe dá energia para sair em busca dele. (Será que amamos o Senhor com a mesma energia?) Ela não iria querer parar até que O encontrasse. (Se formos sinceros, não demorará até que sejamos restaurados ao Senhor).</text:span></text:p>
        <text:p text:style-name="P3"/>
        <text:p text:style-name="P3"><text:a xlink:type="simple" xlink:href="http://bibliaonline.com.br/acf/ct/3/6-11" text:style-name="Internet_20_link" text:visited-style-name="Visited_20_Internet_20_Link"><text:span text:style-name="T1">Ct 3:6-11</text:span></text:a><text:span text:style-name="T1"> Estes versículos descrevem a gloriosa vinda do noivo. Pode ser uma figura do dia em que o Senhor Jesus virá em glória para estabelecer Seu reino de 1.000 anos chamado de "milênio".</text:span></text:p>
        <text:p text:style-name="P3"/>
        <text:h text:style-name="P2" text:outline-level="2"><text:bookmark-start text:name="__RefHeading___Toc3080_1522826305"/>#724<text:bookmark-end text:name="__RefHeading___Toc3080_1522826305"/></text:h>
        <text:p text:style-name="P3"/>
        <text:p text:style-name="P4">Graça é o que deveria caracterizar o Cristianismo hoje.</text:p>
        <text:p text:style-name="P3"/>
        <text:h text:style-name="P1" text:outline-level="2"><text:bookmark-start text:name="__RefHeading___Toc3082_1522826305"/><text:soft-page-break/><text:a xlink:type="simple" xlink:href="http://bibliaonline.com.br/acf/ct/4" text:style-name="Internet_20_link" text:visited-style-name="Visited_20_Internet_20_Link"><text:span text:style-name="T1">CANTARES DE SALOMÃO 4</text:span></text:a><text:bookmark-end text:name="__RefHeading___Toc3082_1522826305"/></text:h>
        <text:p text:style-name="P3"/>
        <text:p text:style-name="P3"><text:a xlink:type="simple" xlink:href="http://bibliaonline.com.br/acf/ct/4/1-7" text:style-name="Internet_20_link" text:visited-style-name="Visited_20_Internet_20_Link"><text:span text:style-name="T1">Ct 4:1-7</text:span></text:a><text:span text:style-name="T1"> (Com frequência compreendemos que amamos o Senhor, mas não temos tanta certeza quanto aos sentimentos dEle a nosso respeito). O noivo derrama seus pensamentos acerca de sua amada. Isso era o que ela (e nós) queríamos ouvir. Ele fala sete coisas sobre ela, que lhe agradam. (Quando entendemos o quanto o Senhor Jesus nos ama, isto nos humilha, e aquece nosso coração).</text:span></text:p>
        <text:p text:style-name="P3"/>
        <text:p text:style-name="P3"><text:a xlink:type="simple" xlink:href="http://bibliaonline.com.br/acf/ct/4/8-15" text:style-name="Internet_20_link" text:visited-style-name="Visited_20_Internet_20_Link"><text:span text:style-name="T1">Ct 4:8-15</text:span></text:a><text:span text:style-name="T1"> O noivo a convida para ir com ele. O Líbano era um dos lugares mais belos. Mas ele viu os perigos - os leões e leopardos. (Assim o Senhor vê os perigos que não vemos), e diz "vem comigo do..." (Com frequência temos que nos separar daquilo que pode ser muito atraente para nossos olhos, mas Ele vê os perigos).</text:span></text:p>
        <text:p text:style-name="P3"/>
        <text:p text:style-name="P3"><text:a xlink:type="simple" xlink:href="http://bibliaonline.com.br/acf/ct/4/9-11" text:style-name="Internet_20_link" text:visited-style-name="Visited_20_Internet_20_Link"><text:span text:style-name="T1">Ct 4:9-11</text:span></text:a><text:span text:style-name="T1"> Embora o cenário em redor possa ser sempre tão lindo, seu olhar é atraído para aquela que está ao seu lado. (Somos aquilo que O completa! </text:span><text:a xlink:type="simple" xlink:href="http://bibliaonline.com.br/acf/ef/1/23" text:style-name="Internet_20_link" text:visited-style-name="Visited_20_Internet_20_Link"><text:span text:style-name="T1">Ef 1:23</text:span></text:a><text:span text:style-name="T1">).</text:span></text:p>
        <text:p text:style-name="P3"/>
        <text:p text:style-name="P3"><text:a xlink:type="simple" xlink:href="http://bibliaonline.com.br/acf/ct/4/12-15" text:style-name="Internet_20_link" text:visited-style-name="Visited_20_Internet_20_Link"><text:span text:style-name="T1">Ct 4:12-15</text:span></text:a><text:span text:style-name="T1"> O noivo compara aquela que ele ama a um jardim. Toda delícia possível é encontrada ali, e nela. Um jardim, um riacho, uma fonte, um pomar, frutas, doçura, perfumes, um paraíso (que é o significado de tudo isso).</text:span></text:p>
        <text:p text:style-name="P3"/>
        <text:p text:style-name="P3"><text:a xlink:type="simple" xlink:href="http://bibliaonline.com.br/acf/ct/4/16" text:style-name="Internet_20_link" text:visited-style-name="Visited_20_Internet_20_Link"><text:span text:style-name="T1">Ct 4:16</text:span></text:a><text:span text:style-name="T1"> O jardim pertence a ele. (Somos do Senhor). Ele sabe como extrair o melhor daquele jardim. Assim ele convoca uma rajada do vento frio do norte para que sopre. Isto faz as plantas produzirem melhor. Às vezes precisamos de tribulações e dificuldades para que em nós se produza o que há de melhor para Ele). O vento quente do sul vem em seguida.</text:span></text:p>
        <text:p text:style-name="P3"/>
        <text:h text:style-name="P2" text:outline-level="2"><text:bookmark-start text:name="__RefHeading___Toc3084_1522826305"/>#725<text:bookmark-end text:name="__RefHeading___Toc3084_1522826305"/></text:h>
        <text:p text:style-name="P3"/>
        <text:p text:style-name="P4">Não ganhamos nada se não quisermos ser corrigidos.</text:p>
        <text:p text:style-name="P3"/>
        <text:h text:style-name="P1" text:outline-level="2"><text:bookmark-start text:name="__RefHeading___Toc3086_1522826305"/><text:a xlink:type="simple" xlink:href="http://bibliaonline.com.br/acf/ct/5" text:style-name="Internet_20_link" text:visited-style-name="Visited_20_Internet_20_Link"><text:span text:style-name="T1">CANTARES DE SALOMÃO 5</text:span></text:a><text:bookmark-end text:name="__RefHeading___Toc3086_1522826305"/></text:h>
        <text:p text:style-name="P3"/>
        <text:p text:style-name="P3"><text:a xlink:type="simple" xlink:href="http://bibliaonline.com.br/acf/ct/5/1" text:style-name="Internet_20_link" text:visited-style-name="Visited_20_Internet_20_Link"><text:span text:style-name="T1">Ct 5:1</text:span></text:a><text:span text:style-name="T1"> Estes diferentes frutos poderiam representar as diferentes condições do povo do </text:span><text:soft-page-break/><text:span text:style-name="T1">Senhor. "Mirra" é uma figura da tristeza, (que alguns de nós somos chamados a levar. Mas com frequência o resultado é tão doce quanto o mel, quando a obra é completada em nossa alma).</text:span></text:p>
        <text:p text:style-name="P3"/>
        <text:p text:style-name="P3"><text:a xlink:type="simple" xlink:href="http://bibliaonline.com.br/acf/ct/5/2" text:style-name="Internet_20_link" text:visited-style-name="Visited_20_Internet_20_Link"><text:span text:style-name="T1">Ct 5:2</text:span></text:a><text:span text:style-name="T1"> Mas outra vez a noiva se torna descuidada, inquieta, desconfortável, sonolenta, sem energia para ele. Ele não mudou. Ele está à porta e bate. Ele quer sua companhia. (Às vezes desviamos nossos pensamentos dEle para nós). Ele fica ali e espera, seu coração cheio de amor e desejo.</text:span></text:p>
        <text:p text:style-name="P3"/>
        <text:p text:style-name="P3"><text:a xlink:type="simple" xlink:href="http://bibliaonline.com.br/acf/ct/5/3" text:style-name="Internet_20_link" text:visited-style-name="Visited_20_Internet_20_Link"><text:span text:style-name="T1">Ct 5:3</text:span></text:a><text:span text:style-name="T1"> Tristes desculpas.</text:span></text:p>
        <text:p text:style-name="P3"/>
        <text:p text:style-name="P3"><text:a xlink:type="simple" xlink:href="http://bibliaonline.com.br/acf/ct/5/4" text:style-name="Internet_20_link" text:visited-style-name="Visited_20_Internet_20_Link"><text:span text:style-name="T1">Ct 5:4</text:span></text:a><text:span text:style-name="T1"> Ele insiste. Ele a ama demais para deixá-la ir assim. (Você já se encontrou nesta condição?) Sua bendita mão procura abrir a porta. O amor sempre toma o lugar humilde, e tem a primeira iniciativa. O amor sempre vence no final.</text:span></text:p>
        <text:p text:style-name="P3"/>
        <text:p text:style-name="P3"><text:a xlink:type="simple" xlink:href="http://bibliaonline.com.br/acf/ct/5/5" text:style-name="Internet_20_link" text:visited-style-name="Visited_20_Internet_20_Link"><text:span text:style-name="T1">Ct 5:5</text:span></text:a><text:span text:style-name="T1"> Ela está se recuperando de seu descuido. Sua consciência é tocada e ela chora de tristeza, (mirra) e alegria (mirra com doce aroma).</text:span></text:p>
        <text:p text:style-name="P3"/>
        <text:p text:style-name="P3"><text:a xlink:type="simple" xlink:href="http://bibliaonline.com.br/acf/ct/5/6" text:style-name="Internet_20_link" text:visited-style-name="Visited_20_Internet_20_Link"><text:span text:style-name="T1">Ct 5:6</text:span></text:a><text:span text:style-name="T1"> Ela demorou muito, e ele se foi.</text:span></text:p>
        <text:p text:style-name="P3"/>
        <text:p text:style-name="P3"><text:a xlink:type="simple" xlink:href="http://bibliaonline.com.br/acf/ct/5/7-8" text:style-name="Internet_20_link" text:visited-style-name="Visited_20_Internet_20_Link"><text:span text:style-name="T1">Ct 5:7-8</text:span></text:a><text:span text:style-name="T1"> Ela procura por ele. Ela está cheia de energia, mas também de confusão. Todos parecem ser contra ela. (Não é assim que costumamos ficar quando estamos afastados do Senhor?)</text:span></text:p>
        <text:p text:style-name="P3"/>
        <text:p text:style-name="P3"><text:a xlink:type="simple" xlink:href="http://bibliaonline.com.br/acf/ct/5/9" text:style-name="Internet_20_link" text:visited-style-name="Visited_20_Internet_20_Link"><text:span text:style-name="T1">Ct 5:9</text:span></text:a><text:span text:style-name="T1"> Outros perguntam a ela por que ela é tão atraída a ele. (Não é isto o que o mundo nos pergunta?) Se você estiver vivendo próximo do Senhor, os incrédulos não podem entender o segredo que você tem. Mas se não somos diferentes deles, somos um pobre testemunho de Cristo a eles.</text:span></text:p>
        <text:p text:style-name="P3"/>
        <text:p text:style-name="P3"><text:a xlink:type="simple" xlink:href="http://bibliaonline.com.br/acf/ct/5/10-16" text:style-name="Internet_20_link" text:visited-style-name="Visited_20_Internet_20_Link"><text:span text:style-name="T1">Ct 5:10-16</text:span></text:a><text:span text:style-name="T1"> Agora ela não se contém em expressar uma das mais belas descrições da beleza que você e eu podemos ver no Senhor em todas as Escrituras. Da cabeça aos pés, "Ele é totalmente desejável".</text:span></text:p>
        <text:p text:style-name="P3"/>
        <text:p text:style-name="P3"><text:a xlink:type="simple" xlink:href="http://bibliaonline.com.br/acf/ct/5/16" text:style-name="Internet_20_link" text:visited-style-name="Visited_20_Internet_20_Link"><text:span text:style-name="T1">Ct 5:16</text:span></text:a><text:span text:style-name="T1"> Um doce final "meu amado... meu amigo". (São estes os nossos pensamentos a respeito do Senhor?)</text:span></text:p>
        <text:p text:style-name="P3"><text:soft-page-break/></text:p>
        <text:h text:style-name="P2" text:outline-level="2"><text:bookmark-start text:name="__RefHeading___Toc3088_1522826305"/>#726<text:bookmark-end text:name="__RefHeading___Toc3088_1522826305"/></text:h>
        <text:p text:style-name="P3"/>
        <text:p text:style-name="P4">Que desonra para o nome do Senhor quando o mundo vê os crentes divergindo uns dos outros - em contendas.</text:p>
        <text:p text:style-name="P3"/>
        <text:h text:style-name="P1" text:outline-level="2"><text:bookmark-start text:name="__RefHeading___Toc3090_1522826305"/><text:a xlink:type="simple" xlink:href="http://bibliaonline.com.br/acf/ct/6" text:style-name="Internet_20_link" text:visited-style-name="Visited_20_Internet_20_Link"><text:span text:style-name="T1">CANTARES DE SALOMÃO 6</text:span></text:a><text:bookmark-end text:name="__RefHeading___Toc3090_1522826305"/></text:h>
        <text:p text:style-name="P3"/>
        <text:p text:style-name="P3"><text:a xlink:type="simple" xlink:href="http://bibliaonline.com.br/acf/ct/6/1" text:style-name="Internet_20_link" text:visited-style-name="Visited_20_Internet_20_Link"><text:span text:style-name="T1">Ct 6:1</text:span></text:a><text:span text:style-name="T1"> Tudo isso cria um desejo nos outros de conhecer mais sobre ele, e também de vê-lo. Aqui eles perguntam onde ele está. Como poderia ela ter saído a vagar longe de alguém tão glorioso? (Se estamos desfrutando a companhia do Senhor, outros irão querer ouvir a respeito dEle).</text:span></text:p>
        <text:p text:style-name="P3"/>
        <text:p text:style-name="P3"><text:a xlink:type="simple" xlink:href="http://bibliaonline.com.br/acf/ct/6/2" text:style-name="Internet_20_link" text:visited-style-name="Visited_20_Internet_20_Link"><text:span text:style-name="T1">Ct 6:2</text:span></text:a><text:span text:style-name="T1"> Ela agora sabe que ele não está na cidade movimentada, mas no tranquilo jardim. (Nós também, sabemos onde Ele está).</text:span></text:p>
        <text:p text:style-name="P3"/>
        <text:p text:style-name="P3"><text:a xlink:type="simple" xlink:href="http://bibliaonline.com.br/acf/ct/6/3" text:style-name="Internet_20_link" text:visited-style-name="Visited_20_Internet_20_Link"><text:span text:style-name="T1">Ct 6:3</text:span></text:a><text:span text:style-name="T1"> Repare que aqui é o contrário de </text:span><text:a xlink:type="simple" xlink:href="http://bibliaonline.com.br/acf/ct/2/16" text:style-name="Internet_20_link" text:visited-style-name="Visited_20_Internet_20_Link"><text:span text:style-name="T1">2:16</text:span></text:a><text:span text:style-name="T1">. Ela está pensando menos em si própria agora!</text:span></text:p>
        <text:p text:style-name="P3"/>
        <text:p text:style-name="P3"><text:a xlink:type="simple" xlink:href="http://bibliaonline.com.br/acf/ct/6/4-9" text:style-name="Internet_20_link" text:visited-style-name="Visited_20_Internet_20_Link"><text:span text:style-name="T1">Ct 6:4-9</text:span></text:a><text:span text:style-name="T1"> As primeiras palavras faladas ao seu amado após o triste fracasso dela. Nenhuma palavra sobre sua frieza, apenas expressões mais profundas de seu amor por ela.</text:span></text:p>
        <text:p text:style-name="P3"/>
        <text:p text:style-name="P3"><text:a xlink:type="simple" xlink:href="http://bibliaonline.com.br/acf/ct/6/10" text:style-name="Internet_20_link" text:visited-style-name="Visited_20_Internet_20_Link"><text:span text:style-name="T1">Ct 6:10</text:span></text:a><text:span text:style-name="T1"> Seus amigos parecem dizer estas palavras.</text:span></text:p>
        <text:p text:style-name="P3"/>
        <text:p text:style-name="P3"><text:a xlink:type="simple" xlink:href="http://bibliaonline.com.br/acf/ct/6/13" text:style-name="Internet_20_link" text:visited-style-name="Visited_20_Internet_20_Link"><text:span text:style-name="T1">Ct 6:13</text:span></text:a><text:span text:style-name="T1"> Os amigos ao redor chegam querendo ver mais desta bela noiva. À medida que ela desce (em humilhação) ela sobe mais alto.</text:span></text:p>
        <text:p text:style-name="P3"/>
        <text:h text:style-name="P2" text:outline-level="2"><text:bookmark-start text:name="__RefHeading___Toc3092_1522826305"/>#727<text:bookmark-end text:name="__RefHeading___Toc3092_1522826305"/></text:h>
        <text:p text:style-name="P3"/>
        <text:p text:style-name="P4">Se falhamos em guardar a verdade em amor, ficaremos abertos aos ataques do inimigo que quer nos precipitar em um dos muitos erros ao nosso redor.</text:p>
        <text:p text:style-name="P3"/>
        <text:h text:style-name="P1" text:outline-level="2"><text:bookmark-start text:name="__RefHeading___Toc3094_1522826305"/><text:soft-page-break/><text:a xlink:type="simple" xlink:href="http://bibliaonline.com.br/acf/ct/7" text:style-name="Internet_20_link" text:visited-style-name="Visited_20_Internet_20_Link"><text:span text:style-name="T1">CANTARES DE SALOMÃO 7</text:span></text:a><text:bookmark-end text:name="__RefHeading___Toc3094_1522826305"/></text:h>
        <text:p text:style-name="P3"/>
        <text:p text:style-name="P3"><text:a xlink:type="simple" xlink:href="http://bibliaonline.com.br/acf/ct/7/1" text:style-name="Internet_20_link" text:visited-style-name="Visited_20_Internet_20_Link"><text:span text:style-name="T1">Ct 7:1</text:span></text:a><text:span text:style-name="T1"> O versículo se refere a ela. Seus pés são lindos - veja Isaías </text:span><text:a xlink:type="simple" xlink:href="http://bibliaonline.com.br/acf/is/52/7" text:style-name="Internet_20_link" text:visited-style-name="Visited_20_Internet_20_Link"><text:span text:style-name="T1">52:7</text:span></text:a><text:span text:style-name="T1"> para ver os pés do Senhor descritos ali. Os pés sugerem o andar, a vida. Seu andar era perfeito e maravilhoso. Agora abra em Romanos </text:span><text:a xlink:type="simple" xlink:href="http://bibliaonline.com.br/acf/rm/10/15" text:style-name="Internet_20_link" text:visited-style-name="Visited_20_Internet_20_Link"><text:span text:style-name="T1">10:15</text:span></text:a><text:span text:style-name="T1"> para ver uma descrição dos pés, do andar e da vida do crente em Cristo hoje. Que cada um de nós possa guardar isto no coração.</text:span></text:p>
        <text:p text:style-name="P3"/>
        <text:p text:style-name="P3"><text:span text:style-name="T1">A noiva tem agora um título real. Aproxima-se o grande dia quando ela será a rainha da terra - </text:span><text:a xlink:type="simple" xlink:href="http://bibliaonline.com.br/acf/sl/45/9" text:style-name="Internet_20_link" text:visited-style-name="Visited_20_Internet_20_Link"><text:span text:style-name="T1">Salmo 45:9</text:span></text:a><text:span text:style-name="T1">. Isto acontecerá no Milênio.</text:span></text:p>
        <text:p text:style-name="P3"/>
        <text:p text:style-name="P3"><text:a xlink:type="simple" xlink:href="http://bibliaonline.com.br/acf/ct/7/1-9" text:style-name="Internet_20_link" text:visited-style-name="Visited_20_Internet_20_Link"><text:span text:style-name="T1">Ct 7:1-9</text:span></text:a><text:span text:style-name="T1"> Isto só revela novas expressões de amor que partem de seus lábios. Ele a vê sob uma nova luz.</text:span></text:p>
        <text:p text:style-name="P3"/>
        <text:p text:style-name="P3"><text:a xlink:type="simple" xlink:href="http://bibliaonline.com.br/acf/ct/7/10" text:style-name="Internet_20_link" text:visited-style-name="Visited_20_Internet_20_Link"><text:span text:style-name="T1">Ct 7:10</text:span></text:a><text:span text:style-name="T1"> Esta pode ser a nota mais elevada já soada pela noiva. Todos pensamentos acerca de si mesma já se foram, ela descansa no amor dEle. "Eu me satisfarei da tua semelhança quando acordar." Salmo </text:span><text:a xlink:type="simple" xlink:href="http://bibliaonline.com.br/acf/sl/17/15" text:style-name="Internet_20_link" text:visited-style-name="Visited_20_Internet_20_Link"><text:span text:style-name="T1">17:15</text:span></text:a><text:span text:style-name="T1">.</text:span></text:p>
        <text:p text:style-name="P3"/>
        <text:p text:style-name="P3"><text:a xlink:type="simple" xlink:href="http://bibliaonline.com.br/acf/ct/7/11-13" text:style-name="Internet_20_link" text:visited-style-name="Visited_20_Internet_20_Link"><text:span text:style-name="T1">Ct 7:11-13</text:span></text:a><text:span text:style-name="T1"> Ela diz "Nós" quatro vezes (Saiamos, passemos, levantemo-nos, vejamos). Ela tem perfeita confiança ao falar com ele com tanto arrojo. Ela sabe muito bem o quanto ele a ama. Existe uma perfeita unidade de vontade, ela sabe exatamente quais são os seus pensamentos. O amor dela está completo, e ainda assim ela deseja mais. Tudo isso é uma figura da condição de toda a terra durante o milênio.</text:span></text:p>
        <text:p text:style-name="P3"/>
        <text:h text:style-name="P2" text:outline-level="2"><text:bookmark-start text:name="__RefHeading___Toc3096_1522826305"/>#728<text:bookmark-end text:name="__RefHeading___Toc3096_1522826305"/></text:h>
        <text:p text:style-name="P3"/>
        <text:p text:style-name="P4">A verdade de Deus dirige-se ao coração e à consciência; o inimigo dirige os seus esforços ao intelecto.</text:p>
        <text:p text:style-name="P3"/>
        <text:h text:style-name="P1" text:outline-level="2"><text:bookmark-start text:name="__RefHeading___Toc3098_1522826305"/><text:a xlink:type="simple" xlink:href="http://bibliaonline.com.br/acf/ct/8" text:style-name="Internet_20_link" text:visited-style-name="Visited_20_Internet_20_Link"><text:span text:style-name="T1">CANTARES DE SALOMÃO 8</text:span></text:a><text:bookmark-end text:name="__RefHeading___Toc3098_1522826305"/></text:h>
        <text:p text:style-name="P3"/>
        <text:p text:style-name="P4">Uma revisão de todo o livro.</text:p>
        <text:p text:style-name="P3"/>
        <text:p text:style-name="P3"><text:a xlink:type="simple" xlink:href="http://bibliaonline.com.br/acf/ct/8/1-5" text:style-name="Internet_20_link" text:visited-style-name="Visited_20_Internet_20_Link"><text:span text:style-name="T1">Ct 8:1-5</text:span></text:a><text:span text:style-name="T1"> A noiva deseja ardentemente pelo noivo. Ela almeja entregar a ele uma taça de </text:span><text:soft-page-break/><text:span text:style-name="T1">doces alegrias! Assim ela lhe diz o quanto apreciou tudo o que ele fez por ela.</text:span></text:p>
        <text:p text:style-name="P3"/>
        <text:p text:style-name="P3"><text:a xlink:type="simple" xlink:href="http://bibliaonline.com.br/acf/ct/8/5" text:style-name="Internet_20_link" text:visited-style-name="Visited_20_Internet_20_Link"><text:span text:style-name="T1">Ct 8:5</text:span></text:a><text:span text:style-name="T1"> Ele recorda a ela que foi ele quem a levantou.</text:span></text:p>
        <text:p text:style-name="P3"/>
        <text:p text:style-name="P3"><text:a xlink:type="simple" xlink:href="http://bibliaonline.com.br/acf/ct/8/6-7" text:style-name="Internet_20_link" text:visited-style-name="Visited_20_Internet_20_Link"><text:span text:style-name="T1">Ct 8:6-7</text:span></text:a><text:span text:style-name="T1"> O que pode ser comparado ao amor! O que é mais forte!</text:span></text:p>
        <text:p text:style-name="P3"/>
        <text:p text:style-name="P3"><text:a xlink:type="simple" xlink:href="http://bibliaonline.com.br/acf/ct/8/8-9" text:style-name="Internet_20_link" text:visited-style-name="Visited_20_Internet_20_Link"><text:span text:style-name="T1">Ct 8:8-9</text:span></text:a><text:span text:style-name="T1"> Para entender isto, você precisa se lembrar do que aconteceu há muito tempo atrás na história de Israel. O reino foi dividido em dois reinos - Judá e Benjamim, chamados o reino de Judá, e as outras dez tribos, conhecidas como reino de Israel. Este último foi levado para o cativeiro. Estão hoje espalhados por algum lugar do mundo. O Senhor Jesus nasceu na tribo de Judá. Mas quando o Senhor Jesus retornar em glória, irá reunir as dez tribos perdidas, trazendo-as de todo o mundo. Essas tribos formam a "irmã pequena". Não tiveram parte na rejeição do Salvador, mas foram adoradores de ídolos. Todavia, entrarão na bênção também, no final, mas não em uma bênção tão grande quanto Judá.</text:span></text:p>
        <text:p text:style-name="P3"/>
        <text:p text:style-name="P3"><text:a xlink:type="simple" xlink:href="http://bibliaonline.com.br/acf/ct/8/11-14" text:style-name="Internet_20_link" text:visited-style-name="Visited_20_Internet_20_Link"><text:span text:style-name="T1">Ct 8:11-14</text:span></text:a><text:span text:style-name="T1"> Refere-se a toda a Terra no milênio. A Terra estará então unificada; cada coração estará cheio de gozo pois o Senhor Jesus é sua fonte. Você já percebeu o progresso nos três versículos mencionados quando estávamos lendo </text:span><text:a xlink:type="simple" xlink:href="http://bibliaonline.com.br/acf/ct/2/16" text:style-name="Internet_20_link" text:visited-style-name="Visited_20_Internet_20_Link"><text:span text:style-name="T1">2:16</text:span></text:a><text:span text:style-name="T1">? Com frequência colocamos a nós mesmos em primeiro lugar como acontece naquele versículo. O segundo fala de algum progresso, mas ela ainda continua pensando um pouco no amor que tem por ele. Mas o </text:span><text:a xlink:type="simple" xlink:href="http://bibliaonline.com.br/acf/ct/8/3" text:style-name="Internet_20_link" text:visited-style-name="Visited_20_Internet_20_Link"><text:span text:style-name="T1">terceiro</text:span></text:a><text:span text:style-name="T1"> versículo nos diz que o amor de Cristo por nós é o amor supremo. Está compreendendo?</text:span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7:49:12.738749070</dc:date>
    <meta:creation-date>2018-06-11T22:51:04.642681485</meta:creation-date>
    <meta:generator>LibreOffice/6.0.7.3$Linux_X86_64 LibreOffice_project/00m0$Build-3</meta:generator>
    <meta:editing-duration>PT1M59S</meta:editing-duration>
    <meta:editing-cycles>1</meta:editing-cycles>
    <meta:document-statistic meta:table-count="0" meta:image-count="0" meta:object-count="0" meta:page-count="8" meta:paragraph-count="76" meta:word-count="2076" meta:character-count="11433" meta:non-whitespace-character-count="9433"/>
  </office:meta>
</office:document-meta>
</file>